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number-columns-repeated="16384" table:default-cell-style-name="ce3"/>
        <table:table-row table:style-name="ro1">
          <table:table-cell table:style-name="ce1" office:value-type="string" calcext:value-type="string">
            <text:p>順位</text:p>
          </table:table-cell>
          <table:table-cell table:style-name="ce1" office:value-type="string" calcext:value-type="string">
            <text:p>銘柄名</text:p>
          </table:table-cell>
          <table:table-cell table:style-name="ce1" office:value-type="string" calcext:value-type="string">
            <text:p>時価総額（円）</text:p>
          </table:table-cell>
          <table:table-cell table:style-name="ce1" office:value-type="string" calcext:value-type="string">
            <text:p>現在値（円）</text:p>
          </table:table-cell>
          <table:table-cell table:style-name="ce1" office:value-type="string" calcext:value-type="string">
            <text:p>前日比</text:p>
          </table:table-cell>
          <table:table-cell table:number-columns-repeated="1637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nikkei.com/nkd/company/?scode=7203" xlink:type="simple">トヨタ</text:a>7203プライム</text:p>
          </table:table-cell>
          <table:table-cell table:style-name="ce2" office:value-type="float" office:value="38839874164140" calcext:value-type="float">
            <text:p>38839874164140</text:p>
          </table:table-cell>
          <table:table-cell table:style-name="ce2" office:value-type="string" calcext:value-type="string">
            <text:p>2,459(15:30)</text:p>
          </table:table-cell>
          <table:table-cell table:style-name="ce2" office:value-type="string" calcext:value-type="string">
            <text:p>－11.5－0.46%</text:p>
          </table:table-cell>
          <table:table-cell table:number-columns-repeated="1637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www.nikkei.com/nkd/company/?scode=6758" xlink:type="simple">ソニーＧ</text:a>6758プライム</text:p>
          </table:table-cell>
          <table:table-cell table:style-name="ce2" office:value-type="float" office:value="20583416228815" calcext:value-type="float">
            <text:p>20583416228815</text:p>
          </table:table-cell>
          <table:table-cell table:style-name="ce2" office:value-type="string" calcext:value-type="string">
            <text:p>3,347(15:30)</text:p>
          </table:table-cell>
          <table:table-cell table:style-name="ce2" office:value-type="string" calcext:value-type="string">
            <text:p>－30－0.88%</text:p>
          </table:table-cell>
          <table:table-cell table:number-columns-repeated="1637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www.nikkei.com/nkd/company/?scode=8306" xlink:type="simple">三菱ＵＦＪ</text:a>8306プライム</text:p>
          </table:table-cell>
          <table:table-cell table:style-name="ce2" office:value-type="float" office:value="19706571932360" calcext:value-type="float">
            <text:p>19706571932360</text:p>
          </table:table-cell>
          <table:table-cell table:style-name="ce2" office:value-type="string" calcext:value-type="string">
            <text:p>1,633(15:30)</text:p>
          </table:table-cell>
          <table:table-cell table:style-name="ce2" office:value-type="string" calcext:value-type="string">
            <text:p>－20－1.20%</text:p>
          </table:table-cell>
          <table:table-cell table:number-columns-repeated="1637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https://www.nikkei.com/nkd/company/?scode=6501" xlink:type="simple">日立</text:a>6501プライム</text:p>
          </table:table-cell>
          <table:table-cell table:style-name="ce2" office:value-type="float" office:value="15412849770025" calcext:value-type="float">
            <text:p>15412849770025</text:p>
          </table:table-cell>
          <table:table-cell table:style-name="ce2" office:value-type="string" calcext:value-type="string">
            <text:p>3,365(15:30)</text:p>
          </table:table-cell>
          <table:table-cell table:style-name="ce2" office:value-type="string" calcext:value-type="string">
            <text:p>－55－1.60%</text:p>
          </table:table-cell>
          <table:table-cell table:number-columns-repeated="1637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s://www.nikkei.com/nkd/company/?scode=9983" xlink:type="simple">ファストリ</text:a>9983プライム</text:p>
          </table:table-cell>
          <table:table-cell table:style-name="ce2" office:value-type="float" office:value="14619071269920" calcext:value-type="float">
            <text:p>14619071269920</text:p>
          </table:table-cell>
          <table:table-cell table:style-name="ce2" office:value-type="string" calcext:value-type="string">
            <text:p>45,940(15:30)</text:p>
          </table:table-cell>
          <table:table-cell table:style-name="ce2" office:value-type="string" calcext:value-type="string">
            <text:p>－310－0.67%</text:p>
          </table:table-cell>
          <table:table-cell table:number-columns-repeated="1637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a xlink:href="https://www.nikkei.com/nkd/company/?scode=4519" xlink:type="simple">中外薬</text:a>4519プライム</text:p>
          </table:table-cell>
          <table:table-cell table:style-name="ce2" office:value-type="float" office:value="13958006385771" calcext:value-type="float">
            <text:p>13958006385771</text:p>
          </table:table-cell>
          <table:table-cell table:style-name="ce2" office:value-type="string" calcext:value-type="string">
            <text:p>8,313(15:30)</text:p>
          </table:table-cell>
          <table:table-cell table:style-name="ce2" office:value-type="string" calcext:value-type="string">
            <text:p>－107－1.27%</text:p>
          </table:table-cell>
          <table:table-cell table:number-columns-repeated="1637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<text:a xlink:href="https://www.nikkei.com/nkd/company/?scode=6861" xlink:type="simple">キーエンス</text:a>6861プライム</text:p>
          </table:table-cell>
          <table:table-cell table:style-name="ce2" office:value-type="float" office:value="13930936139520" calcext:value-type="float">
            <text:p>13930936139520</text:p>
          </table:table-cell>
          <table:table-cell table:style-name="ce2" office:value-type="string" calcext:value-type="string">
            <text:p>57,280(15:30)</text:p>
          </table:table-cell>
          <table:table-cell table:style-name="ce2" office:value-type="string" calcext:value-type="string">
            <text:p>－810－1.39%</text:p>
          </table:table-cell>
          <table:table-cell table:number-columns-repeated="1637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a xlink:href="https://www.nikkei.com/nkd/company/?scode=9432" xlink:type="simple">ＮＴＴ</text:a>9432プライム</text:p>
          </table:table-cell>
          <table:table-cell table:style-name="ce2" office:value-type="float" office:value="13573492428360" calcext:value-type="float">
            <text:p>13573492428360</text:p>
          </table:table-cell>
          <table:table-cell table:style-name="ce2" office:value-type="string" calcext:value-type="string">
            <text:p>149.9(15:30)</text:p>
          </table:table-cell>
          <table:table-cell table:style-name="ce2" office:value-type="string" calcext:value-type="string">
            <text:p>＋1.4＋0.94%</text:p>
          </table:table-cell>
          <table:table-cell table:number-columns-repeated="1637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https://www.nikkei.com/nkd/company/?scode=7974" xlink:type="simple">任天堂</text:a>7974プライム</text:p>
          </table:table-cell>
          <table:table-cell table:style-name="ce2" office:value-type="float" office:value="13214170750000" calcext:value-type="float">
            <text:p>13214170750000</text:p>
          </table:table-cell>
          <table:table-cell table:style-name="ce2" office:value-type="string" calcext:value-type="string">
            <text:p>10,175(15:30)</text:p>
          </table:table-cell>
          <table:table-cell table:style-name="ce2" office:value-type="string" calcext:value-type="string">
            <text:p>－70－0.68%</text:p>
          </table:table-cell>
          <table:table-cell table:number-columns-repeated="1637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https://www.nikkei.com/nkd/company/?scode=8316" xlink:type="simple">三井住友ＦＧ</text:a>8316プライム</text:p>
          </table:table-cell>
          <table:table-cell table:style-name="ce2" office:value-type="float" office:value="12208812074494" calcext:value-type="float">
            <text:p>12208812074494</text:p>
          </table:table-cell>
          <table:table-cell table:style-name="ce2" office:value-type="string" calcext:value-type="string">
            <text:p>3,143(15:30)</text:p>
          </table:table-cell>
          <table:table-cell table:style-name="ce2" office:value-type="string" calcext:value-type="string">
            <text:p>－19－0.60%</text:p>
          </table:table-cell>
          <table:table-cell table:number-columns-repeated="16379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a xlink:href="https://www.nikkei.com/nkd/company/?scode=9433" xlink:type="simple">ＫＤＤＩ</text:a>9433プライム</text:p>
          </table:table-cell>
          <table:table-cell table:style-name="ce2" office:value-type="float" office:value="11268282424656" calcext:value-type="float">
            <text:p>11268282424656</text:p>
          </table:table-cell>
          <table:table-cell table:style-name="ce2" office:value-type="string" calcext:value-type="string">
            <text:p>2,570.5(15:30)</text:p>
          </table:table-cell>
          <table:table-cell table:style-name="ce2" office:value-type="string" calcext:value-type="string">
            <text:p>＋35.5＋1.40%</text:p>
          </table:table-cell>
          <table:table-cell table:number-columns-repeated="1637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a xlink:href="https://www.nikkei.com/nkd/company/?scode=6098" xlink:type="simple">リクルート</text:a>6098プライム</text:p>
          </table:table-cell>
          <table:table-cell table:style-name="ce2" office:value-type="float" office:value="10988046758874" calcext:value-type="float">
            <text:p>10988046758874</text:p>
          </table:table-cell>
          <table:table-cell table:style-name="ce2" office:value-type="string" calcext:value-type="string">
            <text:p>7,026(15:30)</text:p>
          </table:table-cell>
          <table:table-cell table:style-name="ce2" office:value-type="string" calcext:value-type="string">
            <text:p>－51－0.72%</text:p>
          </table:table-cell>
          <table:table-cell table:number-columns-repeated="1637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<text:a xlink:href="https://www.nikkei.com/nkd/company/?scode=8001" xlink:type="simple">伊藤忠</text:a>8001プライム</text:p>
          </table:table-cell>
          <table:table-cell table:style-name="ce2" office:value-type="float" office:value="10957926030656" calcext:value-type="float">
            <text:p>10957926030656</text:p>
          </table:table-cell>
          <table:table-cell table:style-name="ce2" office:value-type="string" calcext:value-type="string">
            <text:p>6,914(15:30)</text:p>
          </table:table-cell>
          <table:table-cell table:style-name="ce2" office:value-type="string" calcext:value-type="string">
            <text:p>＋202＋3.00%</text:p>
          </table:table-cell>
          <table:table-cell table:number-columns-repeated="1637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a xlink:href="https://www.nikkei.com/nkd/company/?scode=9434" xlink:type="simple">ＳＢ</text:a>9434プライム</text:p>
          </table:table-cell>
          <table:table-cell table:style-name="ce2" office:value-type="float" office:value="10271345649570" calcext:value-type="float">
            <text:p>10271345649570</text:p>
          </table:table-cell>
          <table:table-cell table:style-name="ce2" office:value-type="string" calcext:value-type="string">
            <text:p>215.1(15:30)</text:p>
          </table:table-cell>
          <table:table-cell table:style-name="ce2" office:value-type="string" calcext:value-type="string">
            <text:p>＋0.8＋0.37%</text:p>
          </table:table-cell>
          <table:table-cell table:number-columns-repeated="1637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<text:a xlink:href="https://www.nikkei.com/nkd/company/?scode=8058" xlink:type="simple">三菱商</text:a>8058プライム</text:p>
          </table:table-cell>
          <table:table-cell table:style-name="ce2" office:value-type="float" office:value="10170616030360.5" calcext:value-type="float">
            <text:p>10170616030360.5</text:p>
          </table:table-cell>
          <table:table-cell table:style-name="ce2" office:value-type="string" calcext:value-type="string">
            <text:p>2,528.5(15:30)</text:p>
          </table:table-cell>
          <table:table-cell table:style-name="ce2" office:value-type="string" calcext:value-type="string">
            <text:p>＋94.5＋3.88%</text:p>
          </table:table-cell>
          <table:table-cell table:number-columns-repeated="1637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<text:a xlink:href="https://www.nikkei.com/nkd/company/?scode=8766" xlink:type="simple">東京海上</text:a>8766プライム</text:p>
          </table:table-cell>
          <table:table-cell table:style-name="ce2" office:value-type="float" office:value="10035526000000" calcext:value-type="float">
            <text:p>10035526000000</text:p>
          </table:table-cell>
          <table:table-cell table:style-name="ce2" office:value-type="string" calcext:value-type="string">
            <text:p>5,189(15:30)</text:p>
          </table:table-cell>
          <table:table-cell table:style-name="ce2" office:value-type="string" calcext:value-type="string">
            <text:p>－16－0.30%</text:p>
          </table:table-cell>
          <table:table-cell table:number-columns-repeated="16379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<text:a xlink:href="https://www.nikkei.com/nkd/company/?scode=9984" xlink:type="simple">ＳＢＧ</text:a>9984プライム</text:p>
          </table:table-cell>
          <table:table-cell table:style-name="ce2" office:value-type="float" office:value="9788698236570" calcext:value-type="float">
            <text:p>9788698236570</text:p>
          </table:table-cell>
          <table:table-cell table:style-name="ce2" office:value-type="string" calcext:value-type="string">
            <text:p>6,659(15:30)</text:p>
          </table:table-cell>
          <table:table-cell table:style-name="ce2" office:value-type="string" calcext:value-type="string">
            <text:p>＋8＋0.12%</text:p>
          </table:table-cell>
          <table:table-cell table:number-columns-repeated="1637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a xlink:href="https://www.nikkei.com/nkd/company/?scode=8035" xlink:type="simple">東エレク</text:a>8035プライム</text:p>
          </table:table-cell>
          <table:table-cell table:style-name="ce2" office:value-type="float" office:value="9045915818940" calcext:value-type="float">
            <text:p>9045915818940</text:p>
          </table:table-cell>
          <table:table-cell table:style-name="ce2" office:value-type="string" calcext:value-type="string">
            <text:p>19,180(15:30)</text:p>
          </table:table-cell>
          <table:table-cell table:style-name="ce2" office:value-type="string" calcext:value-type="string">
            <text:p>－250－1.28%</text:p>
          </table:table-cell>
          <table:table-cell table:number-columns-repeated="16379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<text:a xlink:href="https://www.nikkei.com/nkd/company/?scode=7011" xlink:type="simple">三菱重</text:a>7011プライム</text:p>
          </table:table-cell>
          <table:table-cell table:style-name="ce2" office:value-type="float" office:value="8530268487585" calcext:value-type="float">
            <text:p>8530268487585</text:p>
          </table:table-cell>
          <table:table-cell table:style-name="ce2" office:value-type="string" calcext:value-type="string">
            <text:p>2,528.5(15:30)</text:p>
          </table:table-cell>
          <table:table-cell table:style-name="ce2" office:value-type="string" calcext:value-type="string">
            <text:p>－58－2.24%</text:p>
          </table:table-cell>
          <table:table-cell table:number-columns-repeated="16379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a xlink:href="https://www.nikkei.com/nkd/company/?scode=2914" xlink:type="simple">ＪＴ</text:a>2914プライム</text:p>
          </table:table-cell>
          <table:table-cell table:style-name="ce2" office:value-type="float" office:value="8524000000000" calcext:value-type="float">
            <text:p>8524000000000</text:p>
          </table:table-cell>
          <table:table-cell table:style-name="ce2" office:value-type="string" calcext:value-type="string">
            <text:p>4,262(15:30)</text:p>
          </table:table-cell>
          <table:table-cell table:style-name="ce2" office:value-type="string" calcext:value-type="string">
            <text:p>＋22＋0.51%</text:p>
          </table:table-cell>
          <table:table-cell table:number-columns-repeated="16379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a xlink:href="https://www.nikkei.com/nkd/company/?scode=8411" xlink:type="simple">みずほＦＧ</text:a>8411プライム</text:p>
          </table:table-cell>
          <table:table-cell table:style-name="ce2" office:value-type="float" office:value="8353217149462" calcext:value-type="float">
            <text:p>8353217149462</text:p>
          </table:table-cell>
          <table:table-cell table:style-name="ce2" office:value-type="string" calcext:value-type="string">
            <text:p>3,323(15:30)</text:p>
          </table:table-cell>
          <table:table-cell table:style-name="ce2" office:value-type="string" calcext:value-type="string">
            <text:p>－61－1.80%</text:p>
          </table:table-cell>
          <table:table-cell table:number-columns-repeated="16379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a xlink:href="https://www.nikkei.com/nkd/company/?scode=8031" xlink:type="simple">三井物</text:a>8031プライム</text:p>
          </table:table-cell>
          <table:table-cell table:style-name="ce2" office:value-type="float" office:value="7759918134512" calcext:value-type="float">
            <text:p>7759918134512</text:p>
          </table:table-cell>
          <table:table-cell table:style-name="ce2" office:value-type="string" calcext:value-type="string">
            <text:p>2,671(15:30)</text:p>
          </table:table-cell>
          <table:table-cell table:style-name="ce2" office:value-type="string" calcext:value-type="string">
            <text:p>＋47＋1.79%</text:p>
          </table:table-cell>
          <table:table-cell table:number-columns-repeated="16379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a xlink:href="https://www.nikkei.com/nkd/company/?scode=4063" xlink:type="simple">信越化</text:a>4063プライム</text:p>
          </table:table-cell>
          <table:table-cell table:style-name="ce2" office:value-type="float" office:value="7394109597125" calcext:value-type="float">
            <text:p>7394109597125</text:p>
          </table:table-cell>
          <table:table-cell table:style-name="ce2" office:value-type="string" calcext:value-type="string">
            <text:p>3,725(15:30)</text:p>
          </table:table-cell>
          <table:table-cell table:style-name="ce2" office:value-type="string" calcext:value-type="string">
            <text:p>－41－1.08%</text:p>
          </table:table-cell>
          <table:table-cell table:number-columns-repeated="16379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a xlink:href="https://www.nikkei.com/nkd/company/?scode=7267" xlink:type="simple">ホンダ</text:a>7267プライム</text:p>
          </table:table-cell>
          <table:table-cell table:style-name="ce2" office:value-type="float" office:value="7318080000000" calcext:value-type="float">
            <text:p>7318080000000</text:p>
          </table:table-cell>
          <table:table-cell table:style-name="ce2" office:value-type="string" calcext:value-type="string">
            <text:p>1,386(15:30)</text:p>
          </table:table-cell>
          <table:table-cell table:style-name="ce2" office:value-type="string" calcext:value-type="string">
            <text:p>＋5.5＋0.39%</text:p>
          </table:table-cell>
          <table:table-cell table:number-columns-repeated="16379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<text:a xlink:href="https://www.nikkei.com/nkd/company/?scode=4502" xlink:type="simple">武田</text:a>4502プライム</text:p>
          </table:table-cell>
          <table:table-cell table:style-name="ce2" office:value-type="float" office:value="6841083318700" calcext:value-type="float">
            <text:p>6841083318700</text:p>
          </table:table-cell>
          <table:table-cell table:style-name="ce2" office:value-type="string" calcext:value-type="string">
            <text:p>4,300(15:30)</text:p>
          </table:table-cell>
          <table:table-cell table:style-name="ce2" office:value-type="string" calcext:value-type="string">
            <text:p>＋88＋2.08%</text:p>
          </table:table-cell>
          <table:table-cell table:number-columns-repeated="16379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<text:a xlink:href="https://www.nikkei.com/nkd/company/?scode=4568" xlink:type="simple">第一三共</text:a>4568プライム</text:p>
          </table:table-cell>
          <table:table-cell table:style-name="ce2" office:value-type="float" office:value="6169605443057" calcext:value-type="float">
            <text:p>6169605443057</text:p>
          </table:table-cell>
          <table:table-cell table:style-name="ce2" office:value-type="string" calcext:value-type="string">
            <text:p>3,233(15:30)</text:p>
          </table:table-cell>
          <table:table-cell table:style-name="ce2" office:value-type="string" calcext:value-type="string">
            <text:p>＋49＋1.53%</text:p>
          </table:table-cell>
          <table:table-cell table:number-columns-repeated="16379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<text:a xlink:href="https://www.nikkei.com/nkd/company/?scode=6702" xlink:type="simple">富士通</text:a>6702プライム</text:p>
          </table:table-cell>
          <table:table-cell table:style-name="ce2" office:value-type="float" office:value="5963756781775" calcext:value-type="float">
            <text:p>5963756781775</text:p>
          </table:table-cell>
          <table:table-cell table:style-name="ce2" office:value-type="string" calcext:value-type="string">
            <text:p>2,879.5(15:30)</text:p>
          </table:table-cell>
          <table:table-cell table:style-name="ce2" office:value-type="string" calcext:value-type="string">
            <text:p>－40.5－1.38%</text:p>
          </table:table-cell>
          <table:table-cell table:number-columns-repeated="16379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a xlink:href="https://www.nikkei.com/nkd/company/?scode=4661" xlink:type="simple">ＯＬＣ</text:a>4661プライム</text:p>
          </table:table-cell>
          <table:table-cell table:style-name="ce2" office:value-type="float" office:value="5624608299200" calcext:value-type="float">
            <text:p>5624608299200</text:p>
          </table:table-cell>
          <table:table-cell table:style-name="ce2" office:value-type="string" calcext:value-type="string">
            <text:p>3,124(15:30)</text:p>
          </table:table-cell>
          <table:table-cell table:style-name="ce2" office:value-type="string" calcext:value-type="string">
            <text:p>＋5＋0.16%</text:p>
          </table:table-cell>
          <table:table-cell table:number-columns-repeated="16379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<text:a xlink:href="https://www.nikkei.com/nkd/company/?scode=7751" xlink:type="simple">キヤノン</text:a>7751プライム</text:p>
          </table:table-cell>
          <table:table-cell table:style-name="ce2" office:value-type="float" office:value="5535118375600" calcext:value-type="float">
            <text:p>5535118375600</text:p>
          </table:table-cell>
          <table:table-cell table:style-name="ce2" office:value-type="string" calcext:value-type="string">
            <text:p>4,150(15:30)</text:p>
          </table:table-cell>
          <table:table-cell table:style-name="ce2" office:value-type="string" calcext:value-type="string">
            <text:p>－5－0.12%</text:p>
          </table:table-cell>
          <table:table-cell table:number-columns-repeated="16379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a xlink:href="https://www.nikkei.com/nkd/company/?scode=7741" xlink:type="simple">ＨＯＹＡ</text:a>7741プライム</text:p>
          </table:table-cell>
          <table:table-cell table:style-name="ce2" office:value-type="float" office:value="5395403832000" calcext:value-type="float">
            <text:p>5395403832000</text:p>
          </table:table-cell>
          <table:table-cell table:style-name="ce2" office:value-type="string" calcext:value-type="string">
            <text:p>15,600(15:30)</text:p>
          </table:table-cell>
          <table:table-cell table:style-name="ce2" office:value-type="string" calcext:value-type="string">
            <text:p>－5－0.03%</text:p>
          </table:table-cell>
          <table:table-cell table:number-columns-repeated="16379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00/00/00</text:date>, <text:time style:data-style-name="N2" text:time-value="16:58:19.32465811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7T12:24:29.973092701</meta:creation-date>
    <dc:date>2025-04-22T16:59:05.870510887</dc:date>
    <meta:editing-duration>PT23M41S</meta:editing-duration>
    <meta:editing-cycles>15</meta:editing-cycles>
    <meta:generator>LibreOffice/25.2.3.1$Linux_X86_64 LibreOffice_project/520$Build-1</meta:generator>
    <meta:document-statistic meta:table-count="1" meta:cell-count="155" meta:object-count="0"/>
  </office:meta>
</office:document-meta>
</file>